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469a6" officeooo:paragraph-rsid="001469a6"/>
    </style:style>
    <style:style style:name="P2" style:family="paragraph" style:parent-style-name="Heading_20_2">
      <style:text-properties officeooo:rsid="0018eb65" officeooo:paragraph-rsid="0018eb65"/>
    </style:style>
    <style:style style:name="P3" style:family="paragraph" style:parent-style-name="Text_20_body">
      <style:text-properties style:font-name="Ubuntu" officeooo:rsid="00177ad3" officeooo:paragraph-rsid="00177ad3"/>
    </style:style>
    <style:style style:name="P4" style:family="paragraph" style:parent-style-name="Text_20_body">
      <style:text-properties style:font-name="Ubuntu" officeooo:rsid="0018eb65" officeooo:paragraph-rsid="0018eb65"/>
    </style:style>
    <style:style style:name="P5" style:family="paragraph" style:parent-style-name="Text_20_body">
      <style:text-properties fo:color="#ff6600" style:font-name="Ubuntu" fo:font-style="italic" fo:font-weight="bold" officeooo:rsid="001ad993" officeooo:paragraph-rsid="001ad993" style:font-style-asian="italic" style:font-weight-asian="bold" style:font-style-complex="italic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color="#ff6600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ado de datos</text:p>
      <text:p text:style-name="P3">Si los requisitos del software incluyen la necesidad de crear, ampliar o hacer interfaz con una base de datos, o si deben construirse y manipularse estructuras de datos complejas, se debe crear un modelo de datos como parte del modelado general de los requisitos. <text:span text:style-name="T3">CITA PRESSMAN</text:span></text:p>
      <text:h text:style-name="P2" text:outline-level="2">Modelo entidad-relación (MER)</text:h>
      <text:p text:style-name="P4">P.139, 140 Y 141</text:p>
      <text:p text:style-name="P4"/>
      <text:p text:style-name="P5">MIRAR CON DETENIMIENTO P.1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2:25:55.911014191</meta:creation-date>
    <meta:generator>LibreOffice/4.2.8.2$Linux_X86_64 LibreOffice_project/420m0$Build-2</meta:generator>
    <dc:date>2018-01-15T22:38:01.367907790</dc:date>
    <meta:editing-duration>PT11M21S</meta:editing-duration>
    <meta:editing-cycles>8</meta:editing-cycles>
    <meta:document-statistic meta:table-count="0" meta:image-count="0" meta:object-count="0" meta:page-count="1" meta:paragraph-count="5" meta:word-count="60" meta:character-count="367" meta:non-whitespace-character-count="312"/>
  </office:meta>
</office:document-meta>
</file>